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FROM CHRIST (2:1-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RNING FROM CHRIST (2:1-4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command (2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command (2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Don't drift from God's message of truth (2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Don't disobey God's message of truth (2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RNING FROM CHRIST (2:1-4):<text:s text:c="1"/></text:span><text:span text:style-name="a467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command (2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communicators (2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confirmation (2:4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Hebrews 2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THE WARNING FROM CHRIST (2:1-4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THE WORK OF CHRIST (2:5-18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-title-Title-Slide" presentation:presentation-page-layout-name="Master1-PPL1" draw:id="Slide-261">
        <draw:frame draw:id="id93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WORK OF CHRIST (2:5-18)<text:s text:c="1"/></text:span><text:span text:style-name="a500" text:class-names=""/></text:p>
          </draw:text-box>
          <svg:title/>
          <svg:desc/>
        </draw:frame>
        <draw:frame draw:id="id94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His sovereign ministry (2:5-8a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His sovereign ministry (2:5-8a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Christ created all people (2:5-6a).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Christ cares for all people (2:6b-7).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Christ commissioned all people (2:8a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WORK OF CHRIST (2:5-18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is sovereign ministry (2:5-8a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is submissive ministry (2:9a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is saving ministry (2:8b-10)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His saving ministry (2:8b-10)<text:s text:c="1"/></text:span><text:span text:style-name="a546" text:class-names=""/></text:p>
          </draw:text-box>
          <svg:title/>
          <svg:desc/>
        </draw:frame>
        <draw:frame draw:id="id100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rebellion (2:8b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redemption (2:9b-10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0" draw:style-name="a559" draw:master-page-name="Master1-Layout12-tx-Title-and-Text" presentation:presentation-page-layout-name="Master1-PPL12" draw:id="Slide-265">
        <draw:frame draw:id="id101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WORK OF CHRIST (2:5-18)<text:s text:c="1"/></text:span><text:span text:style-name="a561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His sovereign ministry (2:5-8a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His submissive ministry (2:9a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His saving ministry (2:8b-10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His sanctifying ministry (2:11-13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His subduing ministry (2:14-15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His sympathizing ministry (2:16-18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Hebrews 2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THE WARNING FROM CHRIST (2:1-4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THE WORK OF CHRIST (2:5-18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2</dc:title>
    <meta:initial-creator>David STRICKLAND</meta:initial-creator>
    <dc:creator>David STRICKLAND</dc:creator>
    <meta:creation-date>2020-02-23T23:13:04Z</meta:creation-date>
    <dc:date>2020-02-23T23:13:04Z</dc:date>
    <meta:template xlink:href="BibleStudy" xlink:type="simple"/>
    <meta:editing-cycles>1</meta:editing-cycles>
    <meta:editing-duration>PT0S</meta:editing-duration>
    <meta:document-statistic meta:paragraph-count="37" meta:word-count="248"/>
  </office:meta>
</office:document-meta>
</file>